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d /tmp</text:p>
      <text:p text:style-name="Standard">git clone https://github.com/username/repo.git</text:p>
      <text:p text:style-name="Standard">sudo rm -rf /var/www/html/*</text:p>
      <text:p text:style-name="Standard">sudo cp -r repo/* /var/www/html/</text:p>
      <text:p text:style-name="Standard">sudo chown -R www-data:www-data /var/www/html/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1:40:15.479000000</meta:creation-date>
    <dc:date>2025-08-04T11:40:31.693000000</dc:date>
    <meta:editing-duration>PT16S</meta:editing-duration>
    <meta:editing-cycles>1</meta:editing-cycles>
    <meta:document-statistic meta:table-count="0" meta:image-count="0" meta:object-count="0" meta:page-count="1" meta:paragraph-count="5" meta:word-count="19" meta:character-count="158" meta:non-whitespace-character-count="144"/>
    <meta:generator>LibreOffice/24.2.2.2$Windows_X86_64 LibreOffice_project/d56cc158d8a96260b836f100ef4b4ef25d6f1a01</meta:generator>
  </office:meta>
</office:document-meta>
</file>